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style:min-row-height="0.4063in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0.7604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7688in"/>
    </style:style>
    <style:style style:name="P1" style:family="paragraph" style:parent-style-name="Table_20_Contents">
      <style:paragraph-properties fo:text-align="center" style:justify-single-word="false"/>
      <style:text-properties officeooo:rsid="000b72e7" officeooo:paragraph-rsid="000b72e7"/>
    </style:style>
    <style:style style:name="P2" style:family="paragraph" style:parent-style-name="Table_20_Contents">
      <style:text-properties officeooo:rsid="000b72e7" officeooo:paragraph-rsid="000b72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Employee</text:p>
          </table:table-cell>
        </table:table-row>
        <table:table-row table:style-name="Table1.2">
          <table:table-cell table:style-name="Table1.A2" office:value-type="string">
            <text:p text:style-name="P2">-firstName:string</text:p>
            <text:p text:style-name="P2">-lastName:string</text:p>
            <text:p text:style-name="P2">-salary:float</text:p>
          </table:table-cell>
        </table:table-row>
        <table:table-row table:style-name="Table1.3">
          <table:table-cell table:style-name="Table1.A2" office:value-type="string">
            <text:p text:style-name="P2">&lt;&lt;constructor&gt;&gt;Employee(first:String,last:string,salary:string)</text:p>
            <text:p text:style-name="P2">+SetFirstName(first:string):void</text:p>
            <text:p text:style-name="P2">+GetFirstName():string</text:p>
            <text:p text:style-name="P2">+SetLastName(last:string):void</text:p>
            <text:p text:style-name="P2">+GetLastName():string</text:p>
            <text:p text:style-name="P2">+SetSalary(salary:float):void</text:p>
            <text:p text:style-name="P2">+GetSalary():voi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Baca</meta:initial-creator>
    <meta:creation-date>2016-04-05T12:47:46.050327593</meta:creation-date>
    <dc:date>2016-04-05T13:03:47.110940026</dc:date>
    <dc:creator>Andrew Baca</dc:creator>
    <meta:editing-duration>PT51S</meta:editing-duration>
    <meta:editing-cycles>1</meta:editing-cycles>
    <meta:document-statistic meta:table-count="1" meta:image-count="0" meta:object-count="0" meta:page-count="1" meta:paragraph-count="11" meta:word-count="11" meta:character-count="268" meta:non-whitespace-character-count="268"/>
    <meta:generator>LibreOffice/4.1.6.2$Linux_X86_64 LibreOffice_project/410m0$Build-2</meta:generator>
  </office:meta>
</office:document-meta>
</file>